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MX" style:font-size-asian="10.5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Standard" style:list-style-name="L1"/>
    <style:style style:name="P6" style:family="paragraph" style:parent-style-name="Heading_20_1">
      <style:paragraph-properties fo:break-before="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ero Pacheco Carlos Mauricio</text:p>
      <text:p text:style-name="P1"/>
      <text:p text:style-name="P1">CC419 – Topicos Selectos de Computacion III (Programacion Web)</text:p>
      <text:p text:style-name="P1"/>
      <text:p text:style-name="P1">Proyecto</text:p>
      <text:p text:style-name="P1">SMS – Students Management System by pachecore</text:p>
      <text:p text:style-name="P1"/>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dice</text:p>
          </text:index-title>
          <text:p text:style-name="P3"><text:a xlink:type="simple" xlink:href="#__RefHeading__377_1381188693" text:style-name="Index_20_Link" text:visited-style-name="Index_20_Link">-Introduccion<text:tab/>3</text:a></text:p>
          <text:p text:style-name="P4"><text:a xlink:type="simple" xlink:href="#__RefHeading__379_1381188693" text:style-name="Index_20_Link" text:visited-style-name="Index_20_Link">-Sistema de calificaciones en línea <text:tab/>3</text:a></text:p>
          <text:p text:style-name="P3"><text:a xlink:type="simple" xlink:href="#__RefHeading__381_1381188693" text:style-name="Index_20_Link" text:visited-style-name="Index_20_Link">-Entregas<text:tab/>3</text:a></text:p>
          <text:p text:style-name="P4"><text:a xlink:type="simple" xlink:href="#__RefHeading__383_1381188693" text:style-name="Index_20_Link" text:visited-style-name="Index_20_Link">-1ra Entrega<text:tab/>3</text:a></text:p>
          <text:p text:style-name="P3"><text:a xlink:type="simple" xlink:href="#__RefHeading__201_1005151302" text:style-name="Index_20_Link" text:visited-style-name="Index_20_Link">Modulo<text:tab/>4</text:a></text:p>
          <text:p text:style-name="P4"><text:a xlink:type="simple" xlink:href="#__RefHeading__980_259825215" text:style-name="Index_20_Link" text:visited-style-name="Index_20_Link">- Principal (Login) –<text:tab/>4</text:a></text:p>
          <text:p text:style-name="P4"><text:a xlink:type="simple" xlink:href="#__RefHeading__982_259825215" text:style-name="Index_20_Link" text:visited-style-name="Index_20_Link">- Agregar Ciclo Escolar<text:tab/>4</text:a></text:p>
          <text:p text:style-name="P4"><text:a xlink:type="simple" xlink:href="#__RefHeading__197_1005151302" text:style-name="Index_20_Link" text:visited-style-name="Index_20_Link">- Crear curso <text:tab/>5</text:a></text:p>
          <text:p text:style-name="P4"><text:a xlink:type="simple" xlink:href="#__RefHeading__199_1005151302" text:style-name="Index_20_Link" text:visited-style-name="Index_20_Link">- Clonar un curso<text:tab/>6</text:a></text:p>
          <text:p text:style-name="P4"><text:a xlink:type="simple" xlink:href="#__RefHeading__205_1005151302" text:style-name="Index_20_Link" text:visited-style-name="Index_20_Link">-Agregar Alumno<text:tab/>6</text:a></text:p>
          <text:p text:style-name="P4"><text:a xlink:type="simple" xlink:href="#__RefHeading__208_1005151302" text:style-name="Index_20_Link" text:visited-style-name="Index_20_Link">-Agregar Alumno a Curso<text:tab/>7</text:a></text:p>
          <text:p text:style-name="P4"><text:a xlink:type="simple" xlink:href="#__RefHeading__210_1005151302" text:style-name="Index_20_Link" text:visited-style-name="Index_20_Link">-Mostrar Lista de Alumnos (con asistencias)<text:tab/>7</text:a></text:p>
          <text:p text:style-name="P4"><text:a xlink:type="simple" xlink:href="#__RefHeading__385_1381188693" text:style-name="Index_20_Link" text:visited-style-name="Index_20_Link">-Mostrar Lista de Alumnos (con calificaciones)<text:tab/>8</text:a></text:p>
          <text:p text:style-name="P4"><text:a xlink:type="simple" xlink:href="#__RefHeading__387_1381188693" text:style-name="Index_20_Link" text:visited-style-name="Index_20_Link">-Mostrar Curso (asistencia y calificaciones)<text:tab/>8</text:a></text:p>
          <text:p text:style-name="P4"><text:a xlink:type="simple" xlink:href="#__RefHeading__389_1381188693" text:style-name="Index_20_Link" text:visited-style-name="Index_20_Link">-Mostrar Calificaciones (calificaciones)<text:tab/>9</text:a></text:p>
          <text:p text:style-name="P4"><text:a xlink:type="simple" xlink:href="#__RefHeading__212_1005151302" text:style-name="Index_20_Link" text:visited-style-name="Index_20_Link">-Crear Evaluacion (Agregar rubros)<text:tab/>9</text:a></text:p>
          <text:p text:style-name="P4"><text:a xlink:type="simple" xlink:href="#__RefHeading__391_1381188693" text:style-name="Index_20_Link" text:visited-style-name="Index_20_Link">-Capturar Calificaciones<text:tab/>10</text:a></text:p>
          <text:p text:style-name="P4"><text:a xlink:type="simple" xlink:href="#__RefHeading__402_1381188693" text:style-name="Index_20_Link" text:visited-style-name="Index_20_Link">-Agregar hojas de evaluacion<text:tab/>10</text:a></text:p>
          <text:p text:style-name="P4"><text:a xlink:type="simple" xlink:href="#__RefHeading__404_1381188693" text:style-name="Index_20_Link" text:visited-style-name="Index_20_Link">-Capturar Asistencias<text:tab/>10</text:a></text:p>
        </text:index-body>
      </text:table-of-content>
      <text:p text:style-name="P1"/>
      <text:h text:style-name="P6" text:outline-level="1"><text:bookmark-start text:name="__RefHeading__377_1381188693"/>-Introduccion<text:bookmark-end text:name="__RefHeading__377_1381188693"/></text:h>
      <text:p text:style-name="Text_20_body"/>
      <text:h text:style-name="Heading_20_2" text:outline-level="2"><text:bookmark-start text:name="__RefHeading__379_1381188693"/>-Sistema de calificaciones en línea <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 </text:p>
      <text:p text:style-name="Standard">El flujo del sistema sería como a continuación se describe: </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 reglas de evaluación del curso .</text:p>
      <text:p text:style-name="Standard">4. El profesor da de alta alumnos a un curso .</text:p>
      <text:p text:style-name="Standard">5. El profesor captura calificaciones de alumnos y/o asistencias. </text:p>
      <text:p text:style-name="Standard">6. Los alumnos pueden revisar sus calificaciones en línea y sus asistencias.</text:p>
      <text:p text:style-name="Standard"/>
      <text:p text:style-name="Standard"/>
      <text:h text:style-name="Heading_20_1"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ia de los modulos de este sistema en linea, se ven explicados en las siguientes hojas.</text:p>
      <text:p text:style-name="Standard"/>
      <text:p text:style-name="Standard">En la aplicacion todavia no se puede apreciar en su totalidad el funcionamiento que tendra el sistema, no es asi, este sistema sigue el modelo MVC (Modelo, Vista, Controlador) para asi encapsular las diferentes acciones que realiza cada seccion independientemente de las otras, pero a su vez necesitando una de la otra para poder realizar las peticiones del usuario.</text:p>
      <text:p text:style-name="Standard"/>
      <text:p text:style-name="Standard">En Esta entrega se puede acceder a diferentes modulos teniendo ciertos valores pre-definidos para simular el exito o fracaso de las operaciones.</text:p>
      <text:p text:style-name="Standard">Para las entregas posteriores, una vez creada la base de datos ya se podra ver un mayor avance al ser necesaria la base de datos para la mayoria de las accciones del sistema.</text:p>
      <text:h text:style-name="P6" text:outline-level="1"><text:bookmark-start text:name="__RefHeading__201_1005151302"/>Modulo<text:bookmark-end text:name="__RefHeading__201_1005151302"/></text:h>
      <text:h text:style-name="Heading_20_2" text:outline-level="2"><text:bookmark-start text:name="__RefHeading__980_259825215"/>- Principal (Login) –<text:bookmark-end text:name="__RefHeading__980_259825215"/></text:h>
      <text:p text:style-name="P1"/>
      <text:p text:style-name="P1">#localhost/Proyecto/?ctrl=login&amp;userid=pachecore&amp;password=1234</text:p>
      <text:p text:style-name="P1"/>
      <text:p text:style-name="P1">Datos de entrada</text:p>
      <text:p text:style-name="P1"/>
      <text:p text:style-name="P1">ctrl – login</text:p>
      <text:p text:style-name="P1">userid – alumno,profesor,admin</text:p>
      <text:p text:style-name="P1">password – 1234</text:p>
      <text:p text:style-name="P1"/>
      <text:p text:style-name="P1">Si los Datos son correctos, se mostrara un mensaje de Bienvenida, en caso contrario se mostraran los siguientes errores:</text:p>
      <text:p text:style-name="P1"/>
      <text:p text:style-name="P1">En caso de no incluir el “ctrl”, se indicara que no fue encontrado.</text:p>
      <text:p text:style-name="P1">En caso de el “ctrl” no contenga algun valor valido, se indicara que no es valido.</text:p>
      <text:p text:style-name="P1">En caso de no incluir “userid” o “password” se mostrara en pantalla que no fueron encontrados.</text:p>
      <text:p text:style-name="P1">Si “userid” o “password” son incorrectos se mostrada el mensaje diciendo que son incorrectos.</text:p>
      <text:h text:style-name="Heading_20_2" text:outline-level="2"><text:bookmark-start text:name="__RefHeading__982_259825215"/>- Agregar Ciclo Escolar<text:bookmark-end text:name="__RefHeading__982_259825215"/></text:h>
      <text:p text:style-name="P1"/>
      <text:p text:style-name="P1">#localhost/Proyecto/?</text:p>
      <text:p text:style-name="P1">ctrl=cicle</text:p>
      <text:p text:style-name="P1">&amp;act=add</text:p>
      <text:p text:style-name="P1">&amp;cicle=[ciclo]</text:p>
      <text:p text:style-name="P1">&amp;begindate=[fecha]</text:p>
      <text:p text:style-name="P1">&amp;enddate =[fecha]</text:p>
      <text:p text:style-name="P1">&amp;nonworking[]=[fecha] (puede haber mas de un dia que no se trabaje)</text:p>
      <text:p text:style-name="P1"/>
      <text:p text:style-name="P1">Ejemplo : <text:a xlink:type="simple" xlink:href="http://smsystem.co.nf/?ctrl=cicle&amp;act=add&amp;cicle=2014A&amp;begindate=31/1/2014&amp;enddate=13/6/2014&amp;nonworking[]=28/2/2014&amp;nonworking[]=17/03/2014">http://smsystem.co.nf/?ctrl=cicle&amp;act=add&amp;cicle=2014A&amp;begindate=31/1/2014&amp;enddate=13/6/2014&amp;nonworking[]=28/2/2014&amp;nonworking[]=17/03/2014</text:a></text:p>
      <text:p text:style-name="P1"/>
      <text:p text:style-name="P1"/>
      <text:p text:style-name="P1">[ciclo] = Cualquier ciclo que cumpla con el formato establecido (2013B,2014b,2014A)</text:p>
      <text:p text:style-name="P1">[fecha] = Cualquier fecha del calendario</text:p>
      <text:p text:style-name="P1"/>
      <text:p text:style-name="P1">Si la solicitud fue procesada correctamente se mostrara un mensaje notificando que se creo el curso sin errores.</text:p>
      <text:p text:style-name="P1"/>
      <text:p text:style-name="P1">Errores: </text:p>
      <text:p text:style-name="P1">En caso de no incluir el “ctrl”, se indicara que no fue encontrado.</text:p>
      <text:p text:style-name="P1">En caso de el “ctrl” no contenga algun valor valido, se indicara que no es valido.</text:p>
      <text:p text:style-name="P1">Si “act” o “ciclo” no existen, cualquiera de los dos, se indicara que no fue encontrado.</text:p>
      <text:p text:style-name="P1">En caso de “act” no contener la actividad correcta se indicara.</text:p>
      <text:p text:style-name="P1"><text:soft-page-break/>Si “ciclo” no cumple con el formato establecido se mostrara el mensaje en pantalla.</text:p>
      <text:p text:style-name="P1">Si la fecha de fin del ciclo es antes que la fecha de inicio, se marcara error.</text:p>
      <text:p text:style-name="P1"/>
      <text:p text:style-name="P1">*Nota:</text:p>
      <text:p text:style-name="P1">Ya que el proyecto tenga la estructura visual, utilizando un calendario se implementara la eleccion de fecha de inicio y de fin del curso, asi como los dias de asueto del mismo.</text:p>
      <text:p text:style-name="P1">El administrador podra cambiar el estado de los ciclos entre ACTIVO/INACTIVO el fin de ciclo.</text:p>
      <text:p text:style-name="P1"/>
      <text:h text:style-name="Heading_20_2" text:outline-level="2"><text:bookmark-start text:name="__RefHeading__197_1005151302"/>- Crear curso <text:bookmark-end text:name="__RefHeading__197_1005151302"/></text:h>
      <text:p text:style-name="P1"/>
      <text:p text:style-name="Standard">#localhost/Proyecto/?ctrl=course&amp;act=create&amp;cicle=[ciclo]&amp; subject=[nombre_materia]&amp;section=[seccion_materia]&amp;nrc=[nrc_materia]</text:p>
      <text:p text:style-name="Standard">&amp;days[]=[numero_dia]&amp;hours[]=[numero_horas]&amp;schedule[]=[horario]</text:p>
      <text:p text:style-name="Standard"/>
      <text:p text:style-name="Standard"/>
      <text:p text:style-name="Standard">Ejemplo : <text:s/><text:a xlink:type="simple" xlink:href="http://smsystem.co.nf/?ctrl=course&amp;act=create&amp;cicle=2014A&amp;subject=Programacion%20Web&amp;section=d04&amp;nrc=91732&amp;days[]=1&amp;days[]=3&amp;hours[]=2&amp;hours[]=1&amp;schedule[]=1700:1855&amp;schedule[]=1700:1755">http://smsystem.co.nf/?ctrl=course&amp;act=create&amp;cicle=2014A&amp;subject=Programacion%20Web&amp;section=d04&amp;nrc=91732&amp;days[]=1&amp;days[]=3&amp;hours[]=2&amp;hours[]=1&amp;schedule[]=1700:1855&amp;schedule[]=1700:1755</text:a></text:p>
      <text:p text:style-name="Standard"/>
      <text:p text:style-name="Standard"/>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numero_dia] = El numero del dia de la semana , entre 1 y 6 (lunes... sabado)</text:p>
      <text:p text:style-name="Standard">[numero_horas] = El numero de horas de la clase </text:p>
      <text:p text:style-name="Standard">[horario] = <text:s/>El horario de la clase</text:p>
      <text:p text:style-name="Standard"><text:s/>*Se pueden ingresar varios dias de clase. Para eso es necesario hacerlo en el orden deseado.</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text:soft-page-break/>En caso de que la materia no se encuentre en la lista, el administrador la dara de alta, para que el maestro pueda agregar un curso.</text:p>
      <text:p text:style-name="Standard">El curso quedara registrado con un ID unico para un mejor manejo posteriormente.</text:p>
      <text:p text:style-name="P1"/>
      <text:p text:style-name="P1"/>
      <text:h text:style-name="Heading_20_2" text:outline-level="2"><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localhost/Proyecto/?ctrl=course&amp;act=clone&amp;</text:p>
      <text:p text:style-name="Standard">cicle=[ciclo]&amp;section=[seccion_materia]&amp;nrc=[nrc_materia]</text:p>
      <text:p text:style-name="Standard"/>
      <text:p text:style-name="Standard">Ejemplo: <text:a xlink:type="simple" xlink:href="http://smsystem.co.nf/?ctrl=course&amp;act=clone&amp;cicle=2014A&amp;section=D04&amp;nrc=91732">http://smsystem.co.nf/?ctrl=course&amp;act=clone&amp;cicle=2014A&amp;section=D04&amp;nrc=91732</text:a></text:p>
      <text:p text:style-name="Standard"/>
      <text:p text:style-name="Standard">[ciclo] = Cualquier ciclo que cumpla con el formato establecido (2013B,2014b,2014A)</text:p>
      <text:p text:style-name="Standard">[seccion] = Cualquier seccion que cumpla con el formato establecido (D04,d04,d29)</text:p>
      <text:p text:style-name="Standard">[nrc_materia] = El nrc es compuesto por 5 digitos, del 0 al 9. (91732,00123,39183)</text:p>
      <text:p text:style-name="Standard"/>
      <text:p text:style-name="Standard"/>
      <text:h text:style-name="Heading_20_2" text:outline-level="2"><text:bookmark-start text:name="__RefHeading__205_1005151302"/>-Agregar Alumno<text:bookmark-end text:name="__RefHeading__205_1005151302"/></text:h>
      <text:p text:style-name="Standard"/>
      <text:p text:style-name="Standard">#localhost/Proyecto/?ctrl=student&amp;act=add&amp;email=[correo]&amp;first=[paterno]&amp;studentid=[codigo]&amp;second=[paterno]&amp;name=[nombre]&amp;github=[github]&amp;cellphone=[celular]&amp;web=[pagina_web]</text:p>
      <text:p text:style-name="Standard"/>
      <text:p text:style-name="Standard"/>
      <text:p text:style-name="Standard">Ejemplo : <text:a xlink:type="simple" xlink:href="http://smsystem.co.nf/?ctrl=student&amp;act=add&amp;email=pacheco2590@hotmail.com&amp;first=Romero&amp;studentid=211213995&amp;second=Pacheco&amp;name=Carlos%20Mauricio&amp;github=pachecoree&amp;cellphone=3312802296&amp;web=facebook.com/pachecore">http://smsystem.co.nf/?ctrl=student&amp;act=add&amp;email=pacheco2590@hotmail.com&amp;first=Romero&amp;studentid=211213995&amp;second=Pacheco&amp;name=Carlos%20Mauricio&amp;github=pachecoree&amp;cellphone=3312802296&amp;web=facebook.com/pachecore</text:a></text:p>
      <text:p text:style-name="Standard"/>
      <text:p text:style-name="Standard"/>
      <text:p text:style-name="Standard"/>
      <text:p text:style-name="Standard">[correo] = El correo debe incluir un “@” y al menos un “.” despues del arroba (<text:a xlink:type="simple" xlink:href="mailto:pacheco2590@hotmail.com">pacheco2590@hotmail.com</text:a>, <text:a xlink:type="simple" xlink:href="mailto:cromero@posadaguadalajara.com.mx">cromero@posadaguadalajara.com.mx</text:a> )</text:p>
      <text:p text:style-name="Standard">[nombre] = Nombre o nombres el alumno</text:p>
      <text:p text:style-name="Standard">[paterno] = Apellido paterno del alumno</text:p>
      <text:p text:style-name="Standard">[materno] = Apellido materno del alumno</text:p>
      <text:p text:style-name="Standard">[codigo] = El codigo del alumno es formado por 9 digitos (211213995, 208434387,210519152)</text:p>
      <text:p text:style-name="Standard">*[github] = Cuenta de github formada por solo caracteres alfanumericos y guion (-), no puede ser (-) el primer caracter. (pachecoree, pacheco2590)</text:p>
      <text:p text:style-name="Standard">*[celular] = Numero de celular de 10 digitos, comenzando por 33 . (3312802296,3336622065)</text:p>
      <text:p text:style-name="Standard">*[pagina_web] = pagina web del alumno</text:p>
      <text:list xml:id="list1391975299" text:style-name="L1">
        <text:list-header>
          <text:p text:style-name="P5"><text:soft-page-break/></text:p>
        </text:list-header>
      </text:list>
      <text:p text:style-name="Standard">*Campos que son opcionales en el registro del alumno.</text:p>
      <text:p text:style-name="Standard"/>
      <text:p text:style-name="Standard">Errores:</text:p>
      <text:p text:style-name="Standard">Si faltara algun dato de los que no tienen “*”, se marcara error.</text:p>
      <text:p text:style-name="Standard">Si alguno de los que tienen “*”, no es agregado no se marcara error, pero si es agregado y no cumple con el formato establecido , se marcara error.</text:p>
      <text:p text:style-name="Standard">Todos los datos son validados , si falla la validacion marcara error, eso incluye el formato del dato y si existen o no.</text:p>
      <text:p text:style-name="Standard"/>
      <text:p text:style-name="Standard"/>
      <text:p text:style-name="Standard">*Nota: Posteriormente la carrera sera elegida de una lista de las carreras disponibles en el centro, que estara almacenada en la base de datos.</text:p>
      <text:p text:style-name="Standard"/>
      <text:h text:style-name="Heading_20_2" text:outline-level="2"><text:bookmark-start text:name="__RefHeading__208_1005151302"/>-Agregar Alumno a Curso<text:bookmark-end text:name="__RefHeading__208_1005151302"/></text:h>
      <text:p text:style-name="Standard">Localhost/Proyecto/?ctrl=course&amp;act=addstudent&amp;courseid=[id_curso]&amp;studentid=[codigo]</text:p>
      <text:p text:style-name="Standard"/>
      <text:p text:style-name="Standard">El maestro seleccionara por medio del codigo del alumno , a los estudiantes que formaran parte del curso.</text:p>
      <text:p text:style-name="Standard"/>
      <text:p text:style-name="Standard">[id_curso] = Sera seleccionada de una lista de cursos, las materias y seccciones que imparte. </text:p>
      <text:p text:style-name="Standard">[codigo] = Codigo del alumno que se agregara al curso, el codigo debe ser valido , 9 digitos. (211213995)</text:p>
      <text:p text:style-name="Standard"/>
      <text:p text:style-name="Standard">Ejemplo : <text:a xlink:type="simple" xlink:href="http://smsystem.co.nf/?ctrl=course&amp;act=addstudent&amp;courseid=1025&amp;studentid=211213995">http://smsystem.co.nf/?ctrl=course&amp;act=addstudent&amp;courseid=1025&amp;studentid=211213995</text:a></text:p>
      <text:p text:style-name="Standard"/>
      <text:p text:style-name="Standard"/>
      <text:p text:style-name="Standard">Errores:</text:p>
      <text:p text:style-name="Standard">Si “ctrl” o “act”, no existen o son invalidos, se mostrara un mensaje de error</text:p>
      <text:p text:style-name="Standard">Si “courseid” o “studentid” no existen se indicara el error.</text:p>
      <text:p text:style-name="Standard">Si “courseid” o “studentid” no cumplen con los formatos establecidos se mostrara el error.</text:p>
      <text:p text:style-name="Standard">En caso de “studentid” cumplir el formato correcto pero no encuentra al alumno , se muestra el error diciendo que no se encontro el alumno.</text:p>
      <text:p text:style-name="Standard"/>
      <text:p text:style-name="Standard">*Nota – Ya mas avanzado el proyecto , el profesor podra cargar un archivo con los codigos de los estudiantes, para agregar al grupo de forma mas rapida.</text:p>
      <text:p text:style-name="Standard"/>
      <text:h text:style-name="Heading_20_2" text:outline-level="2"><text:bookmark-start text:name="__RefHeading__210_1005151302"/>-Mostrar Lista de Alumnos (con asistencias)<text:bookmark-end text:name="__RefHeading__210_1005151302"/></text:h>
      <text:p text:style-name="Standard">El profesor seleccionara de los cursos que imparte, del que quiere ver la lista de alumnos para revisar asistencias.</text:p>
      <text:p text:style-name="Standard"/>
      <text:p text:style-name="Standard">Localhost/Proyecto/?ctrl=course&amp;act=list_a&amp;courseid=[id_curso]</text:p>
      <text:p text:style-name="Standard"/>
      <text:p text:style-name="Standard">Ejemplo : <text:a xlink:type="simple" xlink:href="http://smsystem.co.nf/?ctrl=course&amp;act=list_a&amp;courseid=7448">http://smsystem.co.nf/?ctrl=course&amp;act=list_a&amp;courseid=7448</text:a></text:p>
      <text:p text:style-name="Standard"/>
      <text:p text:style-name="Standard"/>
      <text:p text:style-name="Standard"><text:soft-page-break/>[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Standard">Localhost/Proyecto/?ctrl=course&amp;act=list_c&amp;courseid=[id_curso]</text:p>
      <text:p text:style-name="Standard"/>
      <text:p text:style-name="Standard">Ejemplo : <text:a xlink:type="simple" xlink:href="http://localhost/Proyecto/?ctrl=course&amp;act=list_c&amp;courseid=7441">http://localhost/Proyecto/?ctrl=course&amp;act=list_c&amp;courseid=7441</text:a></text:p>
      <text:p text:style-name="Standard"/>
      <text:p text:style-name="Standard">El profesor seleccionara de los cursos que imparte, del que quiere ver la lista de alumnos para revisar calificaciones.</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Standard">Localhost/Proyecto/?ctrl=student&amp;act=list&amp;courseid=[id_curso]&amp;studentid=[codigo]&amp;cicle=[ciclo]</text:p>
      <text:p text:style-name="Standard"/>
      <text:p text:style-name="Standard"><text:a xlink:type="simple" xlink:href="http://smsystem.co.nf/?ctrl=student&amp;act=list&amp;courseid=97155&amp;studentid=211213995&amp;cicle=2014A">http://smsystem.co.nf/?ctrl=student&amp;act=list&amp;courseid=97155&amp;studentid=211213995&amp;cicle=2014A</text:a></text:p>
      <text:p text:style-name="Standard"/>
      <text:p text:style-name="Standard"/>
      <text:p text:style-name="Standard">[codigo] = Codigo del alumno , el codigo debe ser valido , 9 digitos. (211213995)</text:p>
      <text:p text:style-name="Standard">[id_curso] = Sera seleccionada de una lista dinamica de los cursos, de los cursos al que esta registrado el alumno</text:p>
      <text:p text:style-name="Standard">[ciclo] = Cualquier ciclo que cumpla con el formato establecido (2013B,2014b,2014A)</text:p>
      <text:p text:style-name="Standard"/>
      <text:p text:style-name="Standard">*No se podran ver calificaciones ni asistencias de los companeros </text:p>
      <text:p text:style-name="Standard"/>
      <text:p text:style-name="Standard">El alumno podra ver todos los cursos a los que esta registrado y sus calificaciones (individualmente).</text:p>
      <text:p text:style-name="Standard"/>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text:soft-page-break/>Si “codigo” no cumple con el formato correcto , se marcara error.</text:p>
      <text:p text:style-name="Standard">Si “curso” no existe se ira al modulo de <text:a xlink:type="simple" xlink:href="#3.11.-Mostrar Calificaciones (calificaciones)|outline">Mostrar Calificaciones (calificaciones)</text:a>.</text:p>
      <text:p text:style-name="Standard">Si “curso” no es valido se mostrara el error.</text:p>
      <text:p text:style-name="Standard">Si “ciclo” no existe se marcara error.</text:p>
      <text:p text:style-name="Standard">Si “ciclo” no cumple con el formato valido ,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Standard">Localhost/Proyecto/?ctrl=student&amp;act=list&amp;studentid=[codigo]&amp;cicle[ciclo]</text:p>
      <text:p text:style-name="Text_20_body"/>
      <text:p text:style-name="Text_20_body">Ejemplo : <text:a xlink:type="simple" xlink:href="http://smsystem.co.nf/?ctrl=student&amp;act=list&amp;studentid=211213995&amp;cicle=2014A">http://smsystem.co.nf/?ctrl=student&amp;act=list&amp;studentid=211213995&amp;cicle=2014A</text:a></text:p>
      <text:p text:style-name="Text_20_body"/>
      <text:p text:style-name="Standard">[codigo] = Codigo del alumno , el codigo debe ser valido , 9 digitos. (211213995)</text:p>
      <text:p text:style-name="Standard">[ciclo] = Cualquier ciclo que cumpla con el formato establecido (2013B,2014b,2014A)</text:p>
      <text:p text:style-name="Standard"/>
      <text:p text:style-name="Standard">El alumno podra ver todos los cursos a los que esta registrado y sus calificaciones.</text:p>
      <text:p text:style-name="Standard"/>
      <text:p text:style-name="Standard">*No se podran ver calificaciones de las materias de otros los companeros</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iclo” no existe se indicara el error.</text:p>
      <text:p text:style-name="Standard">Si “ciclo” no es valido se mostrara el error.</text:p>
      <text:h text:style-name="Heading_20_2" text:outline-level="2"><text:bookmark-start text:name="__RefHeading__212_1005151302"/>-Crear Evaluacion (Agregar rubros)<text:bookmark-end text:name="__RefHeading__212_1005151302"/></text:h>
      <text:p text:style-name="Standard">Localhost/Proyecto/?ctrl=course&amp;act=addfield</text:p>
      <text:p text:style-name="Standard">&amp;field=[actividad]&amp;percentage=[porcentaje]&amp;courseid=[id_curso]</text:p>
      <text:p text:style-name="Standard"/>
      <text:p text:style-name="Standard">Ejemplo : <text:a xlink:type="simple" xlink:href="http://smsystem.co.nf/?ctrl=course&amp;act=addfield&amp;field=practicas&amp;percentage=45&amp;courseid=6585">http://smsystem.co.nf/?ctrl=course&amp;act=addfield&amp;field=practicas&amp;percentage=45&amp;courseid=6585</text:a></text:p>
      <text:p text:style-name="Standard"/>
      <text:p text:style-name="Standard">[porcentaje] = cualquier porcentaje valido , entre 1 y 100</text:p>
      <text:p text:style-name="Standard">[actividad] = es el nombre del rubro que se quiere agregar (Examen Parcial 1, Departametal, Practicas)</text:p>
      <text:p text:style-name="Standard">[id_curso] = Sera seleccionada de una lista dinamica de los cursos del profesor</text:p>
      <text:p text:style-name="Standard">El profesor podra agregar el numero de rubros que quiera mientras el porcentaje final no supere los 100 puntos (que se refiere al porcentaje final de la calificacion)</text:p>
      <text:p text:style-name="Standard"/>
      <text:p text:style-name="Standard">Errores:</text:p>
      <text:p text:style-name="Standard">Si “ctrl” o “act”, no existen o son invalidos, se mostrara un mensaje de error.</text:p>
      <text:p text:style-name="Standard">Si “actividad”, “id_curso” o “porcentaje” , cualquiera de los 3, no existen o no son validos, se indicara el error.</text:p>
      <text:h text:style-name="Heading_20_2" text:outline-level="2"><text:bookmark-start text:name="__RefHeading__391_1381188693"/><text:soft-page-break/>-Capturar Calificaciones<text:bookmark-end text:name="__RefHeading__391_1381188693"/></text:h>
      <text:p text:style-name="Standard">Localhost/Proyecto/?ctrl=course&amp;act=capture</text:p>
      <text:p text:style-name="Standard">&amp;studentid=[codigo]&amp;field=[actividad]&amp;grade=[calificacion]&amp;courseid=[id_curso]</text:p>
      <text:p text:style-name="Standard"/>
      <text:p text:style-name="Standard">Ejemplo : <text:a xlink:type="simple" xlink:href="http://smsystem.co.nf/?ctrl=course&amp;act=capture&amp;studentid=211213995&amp;field=practicas&amp;grade=8.4&amp;courseid=1453">http://smsystem.co.nf/?ctrl=course&amp;act=capture&amp;studentid=211213995&amp;field=practicas&amp;grade=8.4&amp;courseid=1453</text:a></text:p>
      <text:p text:style-name="Standard"/>
      <text:p text:style-name="Standard"/>
      <text:p text:style-name="Standard">[calificacion] = cualquier calificacion es valida, si se encuentra entre los rangos de 0 y 10 , incluyendo un lugar decimal. (10, 0, 3.6, 9.1). Tambien son validos (NP y SD) que se tomaran como 0.</text:p>
      <text:p text:style-name="Standard">[actividad] = es el nombre del rubro que se quiere agregar (Examen Parcial 1, Departametal, Practicas).</text:p>
      <text:p text:style-name="Standard">[codigo] = Codigo del alumno, el codigo debe ser valido , 9 digitos. (211213995).</text:p>
      <text:p text:style-name="Standard">[id_curso] = Sera seleccionada de una lista de los cursos del profesor</text:p>
      <text:p text:style-name="Standard"/>
      <text:p text:style-name="Standard">El profesor capturara la calificacion de los diferentes rubros, pondra la califiacion del 0 al 10, y se sacara el porcentaje del rubro dependiendo el valor del mismo.</text:p>
      <text:p text:style-name="Standard"/>
      <text:p text:style-name="Standard">Errores:</text:p>
      <text:p text:style-name="Standard">Si “ctrl” o “act”, no existen o son invalidos, se mostrara un mensaje de error.</text:p>
      <text:p text:style-name="Standard">Si “actividad”, “calificacion” ,”id_curso” o “codigo” , cualquiera de los 3, no existen o no son validos, se indicara el error.</text:p>
      <text:p text:style-name="Text_20_body"/>
      <text:h text:style-name="Heading_20_2" text:outline-level="2"><text:bookmark-start text:name="__RefHeading__402_1381188693"/>-Agregar hojas de evaluacion<text:bookmark-end text:name="__RefHeading__402_1381188693"/></text:h>
      <text:p text:style-name="Standard"/>
      <text:p text:style-name="Standard">#localhost/Proyecto/?ctrl=course&amp;act=addsheet&amp;field=[actividad]&amp;courseid=[id_curso]</text:p>
      <text:p text:style-name="Standard"/>
      <text:p text:style-name="Standard">Ejemplo : <text:a xlink:type="simple" xlink:href="http://smsystem.co.nf/?ctrl=course&amp;act=addsheet&amp;field=examenes&amp;courseid=19331">http://smsystem.co.nf/?ctrl=course&amp;act=addsheet&amp;field=examenes&amp;courseid=19331</text:a></text:p>
      <text:p text:style-name="Standard"/>
      <text:p text:style-name="Standard"/>
      <text:p text:style-name="Standard">[id_curso] = Sera seleccionada de una lista de los cursos del profesor</text:p>
      <text:p text:style-name="Standard">[actividad] = es el nombre del rubro que se quiere agregar (Examen Parcial 1, Departametal, Practicas).</text:p>
      <text:p text:style-name="Standard"/>
      <text:p text:style-name="Standard">Errores:</text:p>
      <text:p text:style-name="Standard">Si “ctrl” o “act”, no existen o son invalidos, se mostrara un mensaje de error.</text:p>
      <text:p text:style-name="Standard">Si “actividad” o”id_curso”, cualquiera de las 2, no existen o no son va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Standard">Por default se podran asistencias a todas las clases del curso, solo se modificara en caso de querer quitar la asistencia y poner falta</text:p>
      <text:p text:style-name="Standard"/>
      <text:h text:style-name="Heading_20_3" text:outline-level="3"><text:soft-page-break/></text:h>
      <text:h text:style-name="Heading_20_3" text:outline-level="3">Poner Asistencia</text:h>
      <text:p text:style-name="Standard"/>
      <text:p text:style-name="Standard">#localhost/Proyecto/?ctrl=course&amp;act=attendance&amp;courseid=[id_curso]</text:p>
      <text:p text:style-name="Standard">&amp;studentid[codigo]=&amp;value=asistencia</text:p>
      <text:p text:style-name="Standard"/>
      <text:p text:style-name="Standard"/>
      <text:p text:style-name="Standard">Ejemplo : <text:a xlink:type="simple" xlink:href="http://smsystem.co.nf/?ctrl=course&amp;act=attendance&amp;courseid=19331&amp;studentid[]=211213995&amp;studentid[]=210519152&amp;studentid[]=208434387&amp;value=asistencia">http://smsystem.co.nf/?ctrl=course&amp;act=attendance&amp;courseid=19331&amp;studentid[]=211213995&amp;studentid[]=210519152&amp;studentid[]=208434387&amp;value=asistencia</text:a></text:p>
      <text:p text:style-name="Standard"/>
      <text:p text:style-name="Standard"/>
      <text:p text:style-name="Standard">[id_curso] = Sera seleccionada de una lista de los cursos del profesor</text:p>
      <text:p text:style-name="Standard">[codigo] = Codigo del alumno, el codigo debe ser valido , 9 digitos. (211213995).</text:p>
      <text:p text:style-name="Standard"/>
      <text:p text:style-name="Standard">Errores:</text:p>
      <text:p text:style-name="Standard">Si “ctrl” o “act” o “value”, no existen o son invalidos, se mostrara un mensaje de error.</text:p>
      <text:p text:style-name="Standard">Si “codigo” o”id_curso”, cualquiera de las 2, no existen o no son validos, se indicara el error.</text:p>
      <text:p text:style-name="Standard"/>
      <text:p text:style-name="Standard"/>
      <text:p text:style-name="Standard"/>
      <text:h text:style-name="Heading_20_3" text:outline-level="3">Poner Falta</text:h>
      <text:p text:style-name="Standard"/>
      <text:p text:style-name="Standard">#localhost/Proyecto/?ctrl=course&amp;act=attendance&amp;courseid=[id_curso]</text:p>
      <text:p text:style-name="Standard">&amp;studentid[codigo]=&amp;value=falta</text:p>
      <text:p text:style-name="Standard"/>
      <text:p text:style-name="Standard"/>
      <text:p text:style-name="Standard">Ejemplo : <text:a xlink:type="simple" xlink:href="http://smsystem.co.nf/?ctrl=course&amp;act=attendance&amp;courseid=19331&amp;studentid[]=211213995&amp;studentid[]=210519152&amp;studentid[]=208434387&amp;value=falta">http://smsystem.co.nf/?ctrl=course&amp;act=attendance&amp;courseid=19331&amp;studentid[]=211213995&amp;studentid[]=210519152&amp;studentid[]=208434387&amp;value=falta</text:a></text:p>
      <text:p text:style-name="Standard"/>
      <text:p text:style-name="Standard"/>
      <text:p text:style-name="Standard"/>
      <text:p text:style-name="Standard">[id_curso] = Sera seleccionada de una lista de los cursos del profesor</text:p>
      <text:p text:style-name="Standard">[codigo] = Codigo del alumno, el codigo debe ser valido , 9 digitos. (211213995).</text:p>
      <text:p text:style-name="Standard"/>
      <text:p text:style-name="Standard">Errores:</text:p>
      <text:p text:style-name="Standard">Si “ctrl” o “act” o “value”, no existen o son invalidos, se mostrara un mensaje de error.</text:p>
      <text:p text:style-name="Standard">Si “codigo” o”id_curso”, cualquiera de las 2, no existen o no son validos, se indicara el error.</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1DT22H33M45S</meta:editing-duration>
    <meta:editing-cycles>40</meta:editing-cycles>
    <meta:generator>LibreOffice/3.5$Linux_X86_64 LibreOffice_project/350m1$Build-2</meta:generator>
    <meta:initial-creator>Pacheco </meta:initial-creator>
    <dc:date>2014-03-16T14:45:36</dc:date>
    <dc:creator>Pacheco </dc:creator>
    <meta:document-statistic meta:table-count="0" meta:image-count="0" meta:object-count="0" meta:page-count="12" meta:paragraph-count="236" meta:word-count="2370" meta:character-count="16780" meta:non-whitespace-character-count="14620"/>
  </office:meta>
</office:document-meta>
</file>